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Line_20_Style_20_9"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96cm" fo:min-width="2.71cm"/>
    </style:style>
    <style:style style:name="gr7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896cm" fo:min-width="0.64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729fc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4.61cm" svg:y="5.45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6.675cm" svg:y="5.45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6.675cm" svg:y="7.7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016cm" svg:height="1.016cm" svg:x="2.451cm" svg:y="5.45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2.451cm" svg:y="7.75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467cm" svg:y1="5.967cm" svg:x2="4.61cm" svg:y2="5.967cm" draw:start-shape="id1" draw:start-glue-point="10" draw:end-shape="id2" draw:end-glue-point="6" svg:d="M3467 5967h1143" svg:viewBox="0 0 1144 1">
          <text:p/>
        </draw:connector>
        <draw:connector draw:style-name="gr4" draw:text-style-name="P3" draw:layer="layout" draw:type="line" svg:x1="4.758cm" svg:y1="6.327cm" svg:x2="3.319cm" svg:y2="7.906cm" draw:start-shape="id2" draw:start-glue-point="7" draw:end-shape="id3" draw:end-glue-point="11" svg:d="M4758 6327l-1439 1579" svg:viewBox="0 0 1440 1580">
          <text:p/>
        </draw:connector>
        <draw:connector draw:style-name="gr4" draw:text-style-name="P3" draw:layer="layout" draw:type="line" svg:x1="5.626cm" svg:y1="5.967cm" svg:x2="6.675cm" svg:y2="5.967cm" draw:start-shape="id2" draw:start-glue-point="10" draw:end-shape="id4" draw:end-glue-point="6" svg:d="M5626 5967h1049" svg:viewBox="0 0 1050 1">
          <text:p/>
        </draw:connector>
        <draw:connector draw:style-name="gr4" draw:text-style-name="P3" draw:layer="layout" draw:type="line" svg:x1="7.183cm" svg:y1="6.475cm" svg:x2="7.183cm" svg:y2="7.758cm" draw:start-shape="id4" draw:start-glue-point="8" draw:end-shape="id5" draw:end-glue-point="4" svg:d="M7183 6475v1283" svg:viewBox="0 0 1 1284">
          <text:p/>
        </draw:connector>
        <draw:connector draw:style-name="gr4" draw:text-style-name="P3" draw:layer="layout" draw:type="line" svg:x1="2.959cm" svg:y1="7.758cm" svg:x2="2.959cm" svg:y2="6.475cm" draw:start-shape="id3" draw:start-glue-point="4" draw:end-shape="id1" draw:end-glue-point="8" svg:d="M2959 7758v-1283" svg:viewBox="0 0 1 1284">
          <text:p/>
        </draw:connector>
        <draw:custom-shape draw:style-name="gr2" draw:text-style-name="P2" xml:id="id6" draw:id="id6" draw:layer="layout" svg:width="1.016cm" svg:height="1.016cm" svg:x="11.411cm" svg:y="5.45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16cm" svg:height="1.016cm" svg:x="13.476cm" svg:y="5.45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016cm" svg:height="1.016cm" svg:x="13.476cm" svg:y="7.7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016cm" svg:height="1.016cm" svg:x="9.099cm" svg:y="5.45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016cm" svg:height="1.016cm" svg:x="9.099cm" svg:y="7.75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411cm" svg:y1="5.967cm" svg:x2="10.115cm" svg:y2="5.967cm" draw:start-shape="id6" draw:start-glue-point="6" draw:end-shape="id7" draw:end-glue-point="10" svg:d="M11411 5967h-1296" svg:viewBox="0 0 1297 1">
          <text:p/>
        </draw:connector>
        <draw:connector draw:style-name="gr4" draw:text-style-name="P3" draw:layer="layout" draw:type="line" svg:x1="9.967cm" svg:y1="7.906cm" svg:x2="11.559cm" svg:y2="6.327cm" draw:start-shape="id8" draw:start-glue-point="11" draw:end-shape="id6" draw:end-glue-point="7" svg:d="M9967 7906l1592-1579" svg:viewBox="0 0 1593 1580">
          <text:p/>
        </draw:connector>
        <draw:connector draw:style-name="gr4" draw:text-style-name="P3" draw:layer="layout" draw:type="line" svg:x1="13.476cm" svg:y1="5.967cm" svg:x2="12.427cm" svg:y2="5.967cm" draw:start-shape="id9" draw:start-glue-point="6" draw:end-shape="id6" draw:end-glue-point="10" svg:d="M13476 5967h-1049" svg:viewBox="0 0 1050 1">
          <text:p/>
        </draw:connector>
        <draw:connector draw:style-name="gr4" draw:text-style-name="P3" draw:layer="layout" draw:type="line" svg:x1="13.984cm" svg:y1="7.758cm" svg:x2="13.984cm" svg:y2="6.475cm" draw:start-shape="id10" draw:start-glue-point="4" draw:end-shape="id9" draw:end-glue-point="8" svg:d="M13984 7758v-1283" svg:viewBox="0 0 1 1284">
          <text:p/>
        </draw:connector>
        <draw:connector draw:style-name="gr4" draw:text-style-name="P3" draw:layer="layout" draw:type="line" svg:x1="9.607cm" svg:y1="6.475cm" svg:x2="9.607cm" svg:y2="7.758cm" draw:start-shape="id7" draw:start-glue-point="8" draw:end-shape="id8" draw:end-glue-point="4" svg:d="M9607 6475v1283" svg:viewBox="0 0 1 1284">
          <text:p/>
        </draw:connector>
        <draw:line draw:style-name="gr5" draw:text-style-name="P3" draw:layer="layout" svg:x1="8.366cm" svg:y1="5.064cm" svg:x2="8.366cm" svg:y2="9.255cm">
          <text:p/>
        </draw:line>
        <draw:custom-shape draw:style-name="gr6" draw:text-style-name="P4" draw:layer="layout" svg:width="3.556cm" svg:height="3.556cm" svg:x="2.27cm" svg:y="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27cm" svg:height="1.27cm" svg:x="6.571cm" svg:y="5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27cm" svg:height="1.27cm" svg:x="6.572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6T12:41:18.257000000</meta:creation-date>
    <dc:date>2020-12-06T22:06:19.045000000</dc:date>
    <meta:editing-duration>PT23M27S</meta:editing-duration>
    <meta:editing-cycles>5</meta:editing-cycles>
    <meta:generator>LibreOffice/6.3.2.2$Windows_X86_64 LibreOffice_project/98b30e735bda24bc04ab42594c85f7fd8be07b9c</meta:generator>
    <meta:document-statistic meta:object-count="24"/>
  </office:meta>
</office:document-meta>
</file>